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1-17_20-54-5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1-18_02-10-4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1-18_07-38-3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1-18_07-38-43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1-18_12-46-27_000.jpg</text:p>
          </table:table-cell>
          <table:table-cell table:style-name="ce27" office:value-type="string">
            <text:p>:m RES #*# / free# JVEMV6 83#_34:1 / 83. chemistry / topics=有機化学,w=分極,s=~,i=~,other=~,doc=r-1-1~1.1:f-2.6#R.~1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RES #*# / free# JVEMV6 83#_34:1 / 83. chemistry / topics=有機化学,w=分極,s=~,i=~,other=~,doc=r-1-1~1.1:f-2.6#R.~1">
            <text:p>:m RES #*# / free# JVEMV6 83#_34:1 / 83. chemistry / topics=有機化学,w=分極,s=~,i=~,other=~,doc=r-1-1~1.1:f-2.6#R.~1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2-11-18_13-49-4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2-11-18_17-34-46_000.jpg</text:p>
          </table:table-cell>
          <table:table-cell table:style-name="ce27" office:value-type="string">
            <text:p>:m RES 1-2*3 / free# JVEMV6 83#_34:2 / 83. chemistry / topics=有機化学,w=分極,s=~,i=~,other=~,doc=r-1-1~1.1:f-2.7#L.0-5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-2*3 / free# JVEMV6 83#_34:2 / 83. chemistry / topics=有機化学,w=分極,s=~,i=~,other=~,doc=r-1-1~1.1:f-2.7#L.0-5">
            <text:p>:m RES 1-2*3 / free# JVEMV6 83#_34:2 / 83. chemistry / topics=有機化学,w=分極,s=~,i=~,other=~,doc=r-1-1~1.1:f-2.7#L.0-5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2-11-18_17-35-03_000.jpg</text:p>
          </table:table-cell>
          <table:table-cell table:style-name="ce27" office:value-type="string">
            <text:p>:m RES 3*3 / free# JVEMV6 83#_34:2 / 83. chemistry / topics=有機化学,w=窒素：電子配置,s=~,i=~,other=~,doc=r-1-1~1.1:f-2.7#L.0-5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3*3 / free# JVEMV6 83#_34:2 / 83. chemistry / topics=有機化学,w=窒素：電子配置,s=~,i=~,other=~,doc=r-1-1~1.1:f-2.7#L.0-5">
            <text:p>:m RES 3*3 / free# JVEMV6 83#_34:2 / 83. chemistry / topics=有機化学,w=窒素：電子配置,s=~,i=~,other=~,doc=r-1-1~1.1:f-2.7#L.0-5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2022/11/19</text:date>, <text:time>11:06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9T11:06:25.24</dc:date>
    <dc:creator>iwabuchi ken</dc:creator>
    <meta:editing-duration>P51DT1H10M11S</meta:editing-duration>
    <meta:editing-cycles>16519</meta:editing-cycles>
    <meta:document-statistic meta:table-count="2" meta:cell-count="912" meta:object-count="0"/>
    <meta:user-defined meta:name="qrichtext">1</meta:user-defined>
  </office:meta>
</office:document-meta>
</file>